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Title">What does a Global Address Framework look like?</text:h>
      <text:p text:style-name="Author">Anthony Beck (Nottingham University)</text:p>
      <text:h text:style-name="Heading_20_1" text:outline-level="1">Abstract</text:h>
      <text:p text:style-name="First_20_paragraph">An address is much more than a representation of a property: when included as part of a nation’s infrastructure, an address helps to provide social and legal identity. By providing a fundamental knowledge base to inform decision making and action, addresses help to develop, implement and support other critical national policies such as:</text:p>
      <text:list text:style-name="L2">
        <text:list-item>
          <text:p text:style-name="P2">Governance</text:p>
        </text:list-item>
        <text:list-item>
          <text:p text:style-name="P2">Urban development and management</text:p>
        </text:list-item>
        <text:list-item>
          <text:p text:style-name="P2">Migration and social integration</text:p>
        </text:list-item>
        <text:list-item>
          <text:p text:style-name="P2">Security</text:p>
        </text:list-item>
        <text:list-item>
          <text:p text:style-name="P2">Economy and commerce</text:p>
        </text:list-item>
        <text:list-item>
          <text:p text:style-name="P2">Environmental sustainability, risk and disaster management</text:p>
        </text:list-item>
      </text:list>
      <text:p text:style-name="First_20_paragraph"><text:span text:style-name="T36">Addressing</text:span><text:span text:style-name="T37"> </text:span><text:span text:style-name="T38">the</text:span><text:span text:style-name="T39"> </text:span><text:span text:style-name="T40">world:</text:span><text:span text:style-name="T41"> </text:span><text:span text:style-name="T42">an</text:span><text:span text:style-name="T43"> </text:span><text:span text:style-name="T44">address</text:span><text:span text:style-name="T45"> </text:span><text:span text:style-name="T46">for</text:span><text:span text:style-name="T47"> </text:span><text:span text:style-name="T48">everyone</text:span> co-ordinated by the Universal Postal Union documents in detail the problems that poor address infrastructure and address interoperability pose. As part of the solution this white paper neatly summarises the <text:span text:style-name="T49">state</text:span><text:span text:style-name="T50"> </text:span><text:span text:style-name="T51">of</text:span><text:span text:style-name="T52"> </text:span><text:span text:style-name="T53">the</text:span><text:span text:style-name="T54"> </text:span><text:span text:style-name="T55">art</text:span> in addressing and advocates approaches to improve addressing aimed at nation states. Key to this is the assumption that an address requires a <text:span text:style-name="T56">road</text:span><text:span text:style-name="T57"> </text:span><text:span text:style-name="T58">network</text:span>, a <text:span text:style-name="T59">street</text:span><text:span text:style-name="T60"> </text:span><text:span text:style-name="T61">name</text:span> and a <text:span text:style-name="T62">house</text:span><text:span text:style-name="T63"> </text:span><text:span text:style-name="T64">number</text:span>. This <text:span text:style-name="T65">national</text:span><text:span text:style-name="T66"> </text:span><text:span text:style-name="T67">address</text:span><text:span text:style-name="T68"> </text:span><text:span text:style-name="T69">infrastructure</text:span> can be a significant barrier to implementation and can starkly highlight the division between urban and rural communities.</text:p>
      <text:p text:style-name="Text_20_body">This paper examines the assumption that <text:span text:style-name="T70">credible</text:span><text:span text:style-name="T71"> </text:span><text:span text:style-name="T72">addresses</text:span> require an underlying <text:span text:style-name="T73">address</text:span><text:span text:style-name="T74"> </text:span><text:span text:style-name="T75">infrastructure</text:span>. By removing the need for address infrastucture (and conflation of national address systems) it is possible to define the characteristics of a <text:span text:style-name="T76">global</text:span><text:span text:style-name="T77"> </text:span><text:span text:style-name="T78">address</text:span><text:span text:style-name="T79"> </text:span><text:span text:style-name="T80">framework</text:span>. This is encapsulated within the acronym DAIS (Determining Addresses which are Independent of infrastructure using a Spatial algorithm). DAIS is a work in development but aims to represent the key characteristics of any global address framework so that it can have maximal impact.</text:p>
      <text:h text:style-name="Heading_20_1" text:outline-level="1">Bio</text:h>
      <text:p text:style-name="First_20_paragraph">Ant has been undertaking GIScience research in the utility and heritage sector since 2000. This has encompassed large scale data integration in the Utility sector (the award winning UK Water Industry Research projects Mapping the Underworld and VISTA) and heritage remote sensing research utilising hyperspectal imaging. He is a passionate advocate of Open Science and sees this as a way to increase the impact of science in society.</text:p>
      <text:p text:style-name="Text_20_body">During the last year he has been working on ontologies and semantic mapping at 1Spatial and has just moved on to Nottingham University as part of a smart cities project.</text:p>
      <text:p text:style-name="Text_20_body">Poor’ &amp; Nations Development Programme’, 2008. <text:span text:style-name="T81">Making</text:span><text:span text:style-name="T82"> </text:span><text:span text:style-name="T83">the</text:span><text:span text:style-name="T84"> </text:span><text:span text:style-name="T85">law</text:span><text:span text:style-name="T86"> </text:span><text:span text:style-name="T87">work</text:span><text:span text:style-name="T88"> </text:span><text:span text:style-name="T89">for</text:span><text:span text:style-name="T90"> </text:span><text:span text:style-name="T91">everyone</text:span><text:span text:style-name="T92">:</text:span><text:span text:style-name="T93"> </text:span><text:span text:style-name="T94">Vol</text:span><text:span text:style-name="T95"> </text:span><text:span text:style-name="T96">1</text:span><text:span text:style-name="T97"> </text:span><text:span text:style-name="T98">-</text:span><text:span text:style-name="T99"> </text:span><text:span text:style-name="T100">report</text:span><text:span text:style-name="T101"> </text:span><text:span text:style-name="T102">of</text:span><text:span text:style-name="T103"> </text:span><text:span text:style-name="T104">the</text:span><text:span text:style-name="T105"> </text:span><text:span text:style-name="T106">commission</text:span><text:span text:style-name="T107"> </text:span><text:span text:style-name="T108">on</text:span><text:span text:style-name="T109"> </text:span><text:span text:style-name="T110">legal</text:span><text:span text:style-name="T111"> </text:span><text:span text:style-name="T112">empowerment</text:span><text:span text:style-name="T113"> </text:span><text:span text:style-name="T114">of</text:span><text:span text:style-name="T115"> </text:span><text:span text:style-name="T116">the</text:span><text:span text:style-name="T117"> </text:span><text:span text:style-name="T118">poor</text:span>, Available at: <text:a xlink:type="simple" xlink:href="http://www.unrol.org/doc.aspx?n=Making_the_Law_Work_for_Everyone.pdf" office:name=""><text:span text:style-name="Definition">http://www.unrol.org/doc.aspx?n=Making_the_Law_Work_for_Everyone.pdf</text:span></text:a> [Accessed January 12, 2015].</text:p>
      <text:p text:style-name="Text_20_body">UPU, 2012. <text:span text:style-name="T119">Addressing</text:span><text:span text:style-name="T120"> </text:span><text:span text:style-name="T121">the</text:span><text:span text:style-name="T122"> </text:span><text:span text:style-name="T123">world</text:span><text:span text:style-name="T124">:</text:span><text:span text:style-name="T125"> </text:span><text:span text:style-name="T126">an</text:span><text:span text:style-name="T127"> </text:span><text:span text:style-name="T128">address</text:span><text:span text:style-name="T129"> </text:span><text:span text:style-name="T130">for</text:span><text:span text:style-name="T131"> </text:span><text:span text:style-name="T132">everyone</text:span>, Universal Postal Union. Available at: <text:a xlink:type="simple" xlink:href="http://www.upu.int/en/activities/addressing/addressing-the-world-initiative.html" office:name=""><text:span text:style-name="Definition">http://www.upu.int/en/activities/addressing/addressing-the-world-initiative.html</text:span></text:a> [Accessed November 5,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hat does a Global Address Framework look like?</dc:title>
  </office:meta>
</office:document-meta>
</file>